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0.69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1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normal" style:font-name-complex="Segoe UI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07" calcext:value-type="float">
            <text:p>2124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08" calcext:value-type="float">
            <text:p>2124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09" calcext:value-type="float">
            <text:p>2124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0" calcext:value-type="float">
            <text:p>2124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1" calcext:value-type="float">
            <text:p>2124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2" calcext:value-type="float">
            <text:p>2124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3" calcext:value-type="float">
            <text:p>2124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4" calcext:value-type="float">
            <text:p>2124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5" calcext:value-type="float">
            <text:p>212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6" calcext:value-type="float">
            <text:p>2124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7" calcext:value-type="float">
            <text:p>2124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8" calcext:value-type="float">
            <text:p>2124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9" calcext:value-type="float">
            <text:p>2124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0" calcext:value-type="float">
            <text:p>2124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1" calcext:value-type="float">
            <text:p>212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2" calcext:value-type="float">
            <text:p>2124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3" calcext:value-type="float">
            <text:p>2124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4" calcext:value-type="float">
            <text:p>2124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5" calcext:value-type="float">
            <text:p>2124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6" calcext:value-type="float">
            <text:p>2124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7" calcext:value-type="float">
            <text:p>2124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8" calcext:value-type="float">
            <text:p>2124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9" calcext:value-type="float">
            <text:p>2124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0" calcext:value-type="float">
            <text:p>2124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1" calcext:value-type="float">
            <text:p>2124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2" calcext:value-type="float">
            <text:p>2124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3" calcext:value-type="float">
            <text:p>2124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4" calcext:value-type="float">
            <text:p>2124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5" calcext:value-type="float">
            <text:p>2124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6" calcext:value-type="float">
            <text:p>2124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7" calcext:value-type="float">
            <text:p>2124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8" calcext:value-type="float">
            <text:p>2124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9" calcext:value-type="float">
            <text:p>212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0" calcext:value-type="float">
            <text:p>2124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1" calcext:value-type="float">
            <text:p>2124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2" calcext:value-type="float">
            <text:p>2124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3" calcext:value-type="float">
            <text:p>2124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4" calcext:value-type="float">
            <text:p>2124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5" calcext:value-type="float">
            <text:p>2124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6" calcext:value-type="float">
            <text:p>2124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7" calcext:value-type="float">
            <text:p>2124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8" calcext:value-type="float">
            <text:p>2124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9" calcext:value-type="float">
            <text:p>2124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50" calcext:value-type="float">
            <text:p>212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51" calcext:value-type="float">
            <text:p>212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52" calcext:value-type="float">
            <text:p>2124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53" calcext:value-type="float">
            <text:p>2124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54" calcext:value-type="float">
            <text:p>2124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55" calcext:value-type="float">
            <text:p>2124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56" calcext:value-type="float">
            <text:p>2124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57" calcext:value-type="float">
            <text:p>2124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59" calcext:value-type="float">
            <text:p>2124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0" calcext:value-type="float">
            <text:p>21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1" calcext:value-type="float">
            <text:p>2125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2" calcext:value-type="float">
            <text:p>2125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3" calcext:value-type="float">
            <text:p>2125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4" calcext:value-type="float">
            <text:p>2125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5" calcext:value-type="float">
            <text:p>2125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6" calcext:value-type="float">
            <text:p>2125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7" calcext:value-type="float">
            <text:p>2125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8" calcext:value-type="float">
            <text:p>2125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9" calcext:value-type="float">
            <text:p>2125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0" calcext:value-type="float">
            <text:p>2125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1" calcext:value-type="float">
            <text:p>2125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2" calcext:value-type="float">
            <text:p>212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3" calcext:value-type="float">
            <text:p>2125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4" calcext:value-type="float">
            <text:p>2125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5" calcext:value-type="float">
            <text:p>2125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6" calcext:value-type="float">
            <text:p>2125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7" calcext:value-type="float">
            <text:p>2125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8" calcext:value-type="float">
            <text:p>2125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9" calcext:value-type="float">
            <text:p>2125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0" calcext:value-type="float">
            <text:p>2125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1" calcext:value-type="float">
            <text:p>2125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2" calcext:value-type="float">
            <text:p>2125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3" calcext:value-type="float">
            <text:p>2125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4" calcext:value-type="float">
            <text:p>2125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5" calcext:value-type="float">
            <text:p>2125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6" calcext:value-type="float">
            <text:p>2125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7" calcext:value-type="float">
            <text:p>212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8" calcext:value-type="float">
            <text:p>2125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9" calcext:value-type="float">
            <text:p>2125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0" calcext:value-type="float">
            <text:p>2125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1" calcext:value-type="float">
            <text:p>2125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2" calcext:value-type="float">
            <text:p>2125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3" calcext:value-type="float">
            <text:p>2125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4" calcext:value-type="float">
            <text:p>2125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303.336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A*3F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5" calcext:value-type="float">
            <text:p>2125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96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3.3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03.336</text:p>
          </table:table-cell>
          <table:table-cell office:value-type="string" calcext:value-type="string">
            <text:p>T*34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4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6" calcext:value-type="float">
            <text:p>2125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96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*32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4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7" calcext:value-type="float">
            <text:p>2125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96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*32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4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8" calcext:value-type="float">
            <text:p>2125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96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*32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4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9" calcext:value-type="float">
            <text:p>2125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96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*32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4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0" calcext:value-type="float">
            <text:p>2125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96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*32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4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1" calcext:value-type="float">
            <text:p>2125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96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*32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4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2" calcext:value-type="float">
            <text:p>2125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96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*32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4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3" calcext:value-type="float">
            <text:p>2125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96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*32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3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4" calcext:value-type="float">
            <text:p>2125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44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*22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3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5" calcext:value-type="float">
            <text:p>2125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44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*22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3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6" calcext:value-type="float">
            <text:p>2125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44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*22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3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7" calcext:value-type="float">
            <text:p>2125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44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*22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3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8" calcext:value-type="float">
            <text:p>2125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44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*22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9" calcext:value-type="float">
            <text:p>2125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127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*37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0" calcext:value-type="float">
            <text:p>212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127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*37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1" calcext:value-type="float">
            <text:p>2125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127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*37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2" calcext:value-type="float">
            <text:p>2125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127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*37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C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3" calcext:value-type="float">
            <text:p>2125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127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*37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7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4" calcext:value-type="float">
            <text:p>2125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40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T*2E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7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5" calcext:value-type="float">
            <text:p>2125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40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7</text:p>
          </table:table-cell>
          <table:table-cell office:value-type="string" calcext:value-type="string">
            <text:p>W*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T*2E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7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6" calcext:value-type="float">
            <text:p>2125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40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7</text:p>
          </table:table-cell>
          <table:table-cell office:value-type="string" calcext:value-type="string">
            <text:p>W*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T*2E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7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7" calcext:value-type="float">
            <text:p>2125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40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7</text:p>
          </table:table-cell>
          <table:table-cell office:value-type="string" calcext:value-type="string">
            <text:p>W*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T*2E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D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8" calcext:value-type="float">
            <text:p>2125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56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7</text:p>
          </table:table-cell>
          <table:table-cell office:value-type="string" calcext:value-type="string">
            <text:p>W*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*35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D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9" calcext:value-type="float">
            <text:p>2125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56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*35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D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0" calcext:value-type="float">
            <text:p>21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56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*35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D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1" calcext:value-type="float">
            <text:p>2126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56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*35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D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2" calcext:value-type="float">
            <text:p>2126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56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*35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B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3" calcext:value-type="float">
            <text:p>2126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4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69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*31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B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4" calcext:value-type="float">
            <text:p>2126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4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69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*31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B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5" calcext:value-type="float">
            <text:p>2126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4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69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*31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B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6" calcext:value-type="float">
            <text:p>2126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4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69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*31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B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7" calcext:value-type="float">
            <text:p>212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4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69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*31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7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8" calcext:value-type="float">
            <text:p>2126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799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7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9" calcext:value-type="float">
            <text:p>2126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799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W*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7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10" calcext:value-type="float">
            <text:p>2126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799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W*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7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11" calcext:value-type="float">
            <text:p>2126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799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W*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7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13" calcext:value-type="float">
            <text:p>2126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799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W*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11.153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A*14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14" calcext:value-type="float">
            <text:p>2126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4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W*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.1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1.153</text:p>
          </table:table-cell>
          <table:table-cell office:value-type="string" calcext:value-type="string">
            <text:p>T*22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9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992</text:p>
          </table:table-cell>
          <table:table-cell office:value-type="string" calcext:value-type="string">
            <text:p>315.35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15" calcext:value-type="float">
            <text:p>2126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4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W*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5.3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5.357</text:p>
          </table:table-cell>
          <table:table-cell office:value-type="string" calcext:value-type="string">
            <text:p>T*25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9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992</text:p>
          </table:table-cell>
          <table:table-cell office:value-type="string" calcext:value-type="string">
            <text:p>315.35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16" calcext:value-type="float">
            <text:p>2126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4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W*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5.3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5.357</text:p>
          </table:table-cell>
          <table:table-cell office:value-type="string" calcext:value-type="string">
            <text:p>T*25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934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0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17" calcext:value-type="float">
            <text:p>2126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05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W*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T*2E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934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0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18" calcext:value-type="float">
            <text:p>2126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05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0</text:p>
          </table:table-cell>
          <table:table-cell office:value-type="string" calcext:value-type="string">
            <text:p>W*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T*2E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934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0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19" calcext:value-type="float">
            <text:p>2126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05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0</text:p>
          </table:table-cell>
          <table:table-cell office:value-type="string" calcext:value-type="string">
            <text:p>W*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T*2E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934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0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0" calcext:value-type="float">
            <text:p>2126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05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0</text:p>
          </table:table-cell>
          <table:table-cell office:value-type="string" calcext:value-type="string">
            <text:p>W*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T*2E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1" calcext:value-type="float">
            <text:p>2126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0</text:p>
          </table:table-cell>
          <table:table-cell office:value-type="string" calcext:value-type="string">
            <text:p>W*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2" calcext:value-type="float">
            <text:p>2126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3" calcext:value-type="float">
            <text:p>2126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4" calcext:value-type="float">
            <text:p>2126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5" calcext:value-type="float">
            <text:p>212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6" calcext:value-type="float">
            <text:p>2126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7" calcext:value-type="float">
            <text:p>2126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8" calcext:value-type="float">
            <text:p>2126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9" calcext:value-type="float">
            <text:p>2126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0" calcext:value-type="float">
            <text:p>2126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9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1" calcext:value-type="float">
            <text:p>2126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36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9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2" calcext:value-type="float">
            <text:p>2126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36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2</text:p>
          </table:table-cell>
          <table:table-cell office:value-type="string" calcext:value-type="string">
            <text:p>W*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9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3" calcext:value-type="float">
            <text:p>2126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36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2</text:p>
          </table:table-cell>
          <table:table-cell office:value-type="string" calcext:value-type="string">
            <text:p>W*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9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4" calcext:value-type="float">
            <text:p>2126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36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2</text:p>
          </table:table-cell>
          <table:table-cell office:value-type="string" calcext:value-type="string">
            <text:p>W*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9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5" calcext:value-type="float">
            <text:p>2126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36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2</text:p>
          </table:table-cell>
          <table:table-cell office:value-type="string" calcext:value-type="string">
            <text:p>W*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319.07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B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6" calcext:value-type="float">
            <text:p>2126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7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63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2</text:p>
          </table:table-cell>
          <table:table-cell office:value-type="string" calcext:value-type="string">
            <text:p>W*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9.0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9.07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319.07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B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7" calcext:value-type="float">
            <text:p>2126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7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63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4</text:p>
          </table:table-cell>
          <table:table-cell office:value-type="string" calcext:value-type="string">
            <text:p>W*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9.0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9.07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319.07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B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8" calcext:value-type="float">
            <text:p>2126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7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63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4</text:p>
          </table:table-cell>
          <table:table-cell office:value-type="string" calcext:value-type="string">
            <text:p>W*6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9.0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9.07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1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9" calcext:value-type="float">
            <text:p>2126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7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82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4</text:p>
          </table:table-cell>
          <table:table-cell office:value-type="string" calcext:value-type="string">
            <text:p>W*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*2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1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0" calcext:value-type="float">
            <text:p>2126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7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82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W*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*2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1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1" calcext:value-type="float">
            <text:p>2126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7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82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W*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*2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1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2" calcext:value-type="float">
            <text:p>2126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7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82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W*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*2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1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3" calcext:value-type="float">
            <text:p>2126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7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82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W*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*2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1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4" calcext:value-type="float">
            <text:p>2126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7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82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W*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*2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E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5" calcext:value-type="float">
            <text:p>2126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8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W*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*26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E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6" calcext:value-type="float">
            <text:p>2126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8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W*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*26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E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7" calcext:value-type="float">
            <text:p>2126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8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W*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*26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E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8" calcext:value-type="float">
            <text:p>2126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8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W*6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*26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E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9" calcext:value-type="float">
            <text:p>2126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8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W*6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*26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19.90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A*00</text:p>
          </table:table-cell>
          <table:table-cell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50" calcext:value-type="float">
            <text:p>212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9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94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W*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9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9.904</text:p>
          </table:table-cell>
          <table:table-cell office:value-type="string" calcext:value-type="string">
            <text:p>T*3C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6</text:p>
          </table:table-cell>
          <table:table-cell table:number-columns-repeated="9"/>
        </table:table-row>
      </table:table>
      <table:table table:name="$ECRMB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2">
          <table:table-cell/>
          <table:table-cell table:style-name="ce1" office:value-type="string" calcext:value-type="string">
            <text:p>Status, </text:p>
            <text:p>A= Active,</text:p>
            <text:p>V = Void </text:p>
          </table:table-cell>
          <table:table-cell table:style-name="ce1" office:value-type="string" calcext:value-type="string">
            <text:p>Cross Track error - nautical miles </text:p>
          </table:table-cell>
          <table:table-cell table:style-name="ce1" office:value-type="string" calcext:value-type="string">
            <text:p>Direction to Steer, Left or Right </text:p>
          </table:table-cell>
          <table:table-cell table:style-name="ce1" office:value-type="string" calcext:value-type="string">
            <text:p>TO Waypoint ID </text:p>
          </table:table-cell>
          <table:table-cell table:style-name="ce1" office:value-type="string" calcext:value-type="string">
            <text:p>FROM Waypoint ID </text:p>
          </table:table-cell>
          <table:table-cell table:style-name="ce1" office:value-type="string" calcext:value-type="string">
            <text:p>Destination Waypoint Latitude </text:p>
          </table:table-cell>
          <table:table-cell table:style-name="ce1" office:value-type="string" calcext:value-type="string">
            <text:p>N or S </text:p>
          </table:table-cell>
          <table:table-cell table:style-name="ce1" office:value-type="string" calcext:value-type="string">
            <text:p>Destination Waypoint Longitude </text:p>
          </table:table-cell>
          <table:table-cell table:style-name="ce1" office:value-type="string" calcext:value-type="string">
            <text:p>E or W </text:p>
          </table:table-cell>
          <table:table-cell table:style-name="ce1" office:value-type="string" calcext:value-type="string">
            <text:p>Range to destination in nautical miles </text:p>
          </table:table-cell>
          <table:table-cell table:style-name="ce1" office:value-type="string" calcext:value-type="string">
            <text:p>Bearing to destination in degrees True </text:p>
          </table:table-cell>
          <table:table-cell table:style-name="ce1" office:value-type="string" calcext:value-type="string">
            <text:p>Destination closing velocity in knots </text:p>
          </table:table-cell>
          <table:table-cell table:style-name="ce1" office:value-type="string" calcext:value-type="string">
            <text:p>Arrival Status, A = Arrival Circle Entered </text:p>
          </table:table-cell>
          <table:table-cell table:style-name="ce1" office:value-type="string" calcext:value-type="string">
            <text:p>FAA mode indicator (NMEA 2.3 and later) </text:p>
          </table:table-cell>
          <table:table-cell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$GPRMB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ATT-PAL</text:p>
          </table:table-cell>
          <table:table-cell office:value-type="string" calcext:value-type="string">
            <text:p>ATT-VI</text:p>
          </table:table-cell>
          <table:table-cell office:value-type="string" calcext:value-type="string">
            <text:p>4730.35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1.7540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20180728_Garmin152_avecRoute.nmea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303.336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A*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30.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11.153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A*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9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992</text:p>
          </table:table-cell>
          <table:table-cell office:value-type="string" calcext:value-type="string">
            <text:p>315.35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9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992</text:p>
          </table:table-cell>
          <table:table-cell office:value-type="string" calcext:value-type="string">
            <text:p>315.357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934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934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934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934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319.07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319.07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319.075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V*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30.9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19.904</text:p>
          </table:table-cell>
          <table:table-cell office:value-type="string" calcext:value-type="string">
            <text:p>-1.#IO</text:p>
          </table:table-cell>
          <table:table-cell office:value-type="string" calcext:value-type="string">
            <text:p>A*00</text:p>
          </table:table-cell>
          <table:table-cell table:number-columns-repeated="2"/>
        </table:table-row>
      </table:table>
      <table:table table:name="$ECRMC" table:style-name="ta1">
        <table:table-column table:style-name="co1" table:number-columns-repeated="14" table:default-cell-style-name="Default"/>
        <table:table-row table:style-name="ro3">
          <table:table-cell/>
          <table:table-cell table:style-name="ce1" office:value-type="string" calcext:value-type="string">
            <text:p>UTC Time </text:p>
          </table:table-cell>
          <table:table-cell table:style-name="ce1" office:value-type="string" calcext:value-type="string">
            <text:p>Status, V=Navigation receiver warning A=Valid </text:p>
          </table:table-cell>
          <table:table-cell table:style-name="ce1" office:value-type="string" calcext:value-type="string">
            <text:p>Latitude </text:p>
          </table:table-cell>
          <table:table-cell table:style-name="ce1" office:value-type="string" calcext:value-type="string">
            <text:p>N or S </text:p>
          </table:table-cell>
          <table:table-cell table:style-name="ce1" office:value-type="string" calcext:value-type="string">
            <text:p>Longitude </text:p>
          </table:table-cell>
          <table:table-cell table:style-name="ce1" office:value-type="string" calcext:value-type="string">
            <text:p>E or W </text:p>
          </table:table-cell>
          <table:table-cell table:style-name="ce1" office:value-type="string" calcext:value-type="string">
            <text:p>Speed over ground, knots </text:p>
          </table:table-cell>
          <table:table-cell table:style-name="ce1" office:value-type="string" calcext:value-type="string">
            <text:p>Track made good, degrees true </text:p>
          </table:table-cell>
          <table:table-cell table:style-name="ce1" office:value-type="string" calcext:value-type="string">
            <text:p>Date, ddmmyy </text:p>
          </table:table-cell>
          <table:table-cell table:style-name="ce1" office:value-type="string" calcext:value-type="string">
            <text:p>Magnetic Variation, degrees </text:p>
          </table:table-cell>
          <table:table-cell table:style-name="ce1" office:value-type="string" calcext:value-type="string">
            <text:p>E or W 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$GPRMC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</text:p>
          </table:table-cell>
          <table:table-cell table:number-columns-repeated="6"/>
          <table:table-cell office:value-type="float" office:value="280718" calcext:value-type="float">
            <text:p>28071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*2F</text:p>
          </table:table-cell>
          <table:table-cell/>
        </table:table-row>
        <table:table-row table:style-name="ro1">
          <table:table-cell office:value-type="string" calcext:value-type="string">
            <text:p>$GPRMC,000134,V,,,,,,,280718,2.5,W,N*2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$GPRMC</text:p>
          </table:table-cell>
          <table:table-cell office:value-type="string" calcext:value-type="string">
            <text:p>164024.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15.26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130.54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0.0</text:p>
          </table:table-cell>
          <table:table-cell office:value-type="string" calcext:value-type="string">
            <text:p>000.0</text:p>
          </table:table-cell>
          <table:table-cell office:value-type="float" office:value="120917" calcext:value-type="float">
            <text:p>120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*48</text:p>
          </table:table-cell>
          <table:table-cell/>
          <table:table-cell office:value-type="string" calcext:value-type="string">
            <text:p>opcn-20170912-184500.nmea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opcn-20170913-081500.nmea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07" calcext:value-type="float">
            <text:p>2124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08" calcext:value-type="float">
            <text:p>2124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09" calcext:value-type="float">
            <text:p>2124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0" calcext:value-type="float">
            <text:p>2124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1" calcext:value-type="float">
            <text:p>2124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2" calcext:value-type="float">
            <text:p>2124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3" calcext:value-type="float">
            <text:p>2124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4" calcext:value-type="float">
            <text:p>2124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5" calcext:value-type="float">
            <text:p>212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6" calcext:value-type="float">
            <text:p>2124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7" calcext:value-type="float">
            <text:p>2124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8" calcext:value-type="float">
            <text:p>2124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19" calcext:value-type="float">
            <text:p>2124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0" calcext:value-type="float">
            <text:p>2124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1" calcext:value-type="float">
            <text:p>212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2" calcext:value-type="float">
            <text:p>2124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3" calcext:value-type="float">
            <text:p>2124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4" calcext:value-type="float">
            <text:p>2124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5" calcext:value-type="float">
            <text:p>2124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6" calcext:value-type="float">
            <text:p>2124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7" calcext:value-type="float">
            <text:p>2124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8" calcext:value-type="float">
            <text:p>2124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29" calcext:value-type="float">
            <text:p>2124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0" calcext:value-type="float">
            <text:p>2124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1" calcext:value-type="float">
            <text:p>2124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2" calcext:value-type="float">
            <text:p>2124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3" calcext:value-type="float">
            <text:p>2124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4" calcext:value-type="float">
            <text:p>2124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5" calcext:value-type="float">
            <text:p>2124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6" calcext:value-type="float">
            <text:p>2124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7" calcext:value-type="float">
            <text:p>2124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8" calcext:value-type="float">
            <text:p>2124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39" calcext:value-type="float">
            <text:p>212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0" calcext:value-type="float">
            <text:p>2124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1" calcext:value-type="float">
            <text:p>2124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2" calcext:value-type="float">
            <text:p>2124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3" calcext:value-type="float">
            <text:p>2124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4" calcext:value-type="float">
            <text:p>2124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5" calcext:value-type="float">
            <text:p>2124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6" calcext:value-type="float">
            <text:p>2124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7" calcext:value-type="float">
            <text:p>2124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8" calcext:value-type="float">
            <text:p>2124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49" calcext:value-type="float">
            <text:p>2124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50" calcext:value-type="float">
            <text:p>212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51" calcext:value-type="float">
            <text:p>212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52" calcext:value-type="float">
            <text:p>2124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53" calcext:value-type="float">
            <text:p>2124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54" calcext:value-type="float">
            <text:p>2124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55" calcext:value-type="float">
            <text:p>2124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56" calcext:value-type="float">
            <text:p>2124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57" calcext:value-type="float">
            <text:p>2124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459" calcext:value-type="float">
            <text:p>2124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0" calcext:value-type="float">
            <text:p>21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1" calcext:value-type="float">
            <text:p>2125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2" calcext:value-type="float">
            <text:p>2125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3" calcext:value-type="float">
            <text:p>2125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4" calcext:value-type="float">
            <text:p>2125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5" calcext:value-type="float">
            <text:p>2125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6" calcext:value-type="float">
            <text:p>2125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7" calcext:value-type="float">
            <text:p>2125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8" calcext:value-type="float">
            <text:p>2125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09" calcext:value-type="float">
            <text:p>2125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0" calcext:value-type="float">
            <text:p>2125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1" calcext:value-type="float">
            <text:p>2125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638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2" calcext:value-type="float">
            <text:p>212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W*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3" calcext:value-type="float">
            <text:p>2125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4" calcext:value-type="float">
            <text:p>2125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5" calcext:value-type="float">
            <text:p>2125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6" calcext:value-type="float">
            <text:p>2125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7" calcext:value-type="float">
            <text:p>2125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8" calcext:value-type="float">
            <text:p>2125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19" calcext:value-type="float">
            <text:p>2125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0" calcext:value-type="float">
            <text:p>2125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1" calcext:value-type="float">
            <text:p>2125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2" calcext:value-type="float">
            <text:p>2125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3" calcext:value-type="float">
            <text:p>2125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4" calcext:value-type="float">
            <text:p>2125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5" calcext:value-type="float">
            <text:p>2125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6" calcext:value-type="float">
            <text:p>2125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7" calcext:value-type="float">
            <text:p>212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8" calcext:value-type="float">
            <text:p>2125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29" calcext:value-type="float">
            <text:p>2125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0" calcext:value-type="float">
            <text:p>2125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1" calcext:value-type="float">
            <text:p>2125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2" calcext:value-type="float">
            <text:p>2125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3" calcext:value-type="float">
            <text:p>2125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4" calcext:value-type="float">
            <text:p>2125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83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5" calcext:value-type="float">
            <text:p>2125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96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6" calcext:value-type="float">
            <text:p>2125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96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7" calcext:value-type="float">
            <text:p>2125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96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8" calcext:value-type="float">
            <text:p>2125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96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39" calcext:value-type="float">
            <text:p>2125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96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0" calcext:value-type="float">
            <text:p>2125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96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1" calcext:value-type="float">
            <text:p>2125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96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2" calcext:value-type="float">
            <text:p>2125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96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3" calcext:value-type="float">
            <text:p>2125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8.96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4" calcext:value-type="float">
            <text:p>2125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44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W*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5" calcext:value-type="float">
            <text:p>2125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44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6" calcext:value-type="float">
            <text:p>2125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44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7" calcext:value-type="float">
            <text:p>2125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44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8" calcext:value-type="float">
            <text:p>2125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044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49" calcext:value-type="float">
            <text:p>2125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127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0" calcext:value-type="float">
            <text:p>212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127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1" calcext:value-type="float">
            <text:p>2125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127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2" calcext:value-type="float">
            <text:p>2125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127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3" calcext:value-type="float">
            <text:p>2125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127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4" calcext:value-type="float">
            <text:p>2125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40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W*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5" calcext:value-type="float">
            <text:p>2125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40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7</text:p>
          </table:table-cell>
          <table:table-cell office:value-type="string" calcext:value-type="string">
            <text:p>W*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6" calcext:value-type="float">
            <text:p>2125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40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7</text:p>
          </table:table-cell>
          <table:table-cell office:value-type="string" calcext:value-type="string">
            <text:p>W*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7" calcext:value-type="float">
            <text:p>2125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40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7</text:p>
          </table:table-cell>
          <table:table-cell office:value-type="string" calcext:value-type="string">
            <text:p>W*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8" calcext:value-type="float">
            <text:p>2125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56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7</text:p>
          </table:table-cell>
          <table:table-cell office:value-type="string" calcext:value-type="string">
            <text:p>W*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559" calcext:value-type="float">
            <text:p>2125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56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0" calcext:value-type="float">
            <text:p>21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56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1" calcext:value-type="float">
            <text:p>2126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56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2" calcext:value-type="float">
            <text:p>2126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56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3" calcext:value-type="float">
            <text:p>2126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4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69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4" calcext:value-type="float">
            <text:p>2126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4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69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5" calcext:value-type="float">
            <text:p>2126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4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69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6" calcext:value-type="float">
            <text:p>2126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4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69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7" calcext:value-type="float">
            <text:p>212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4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69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8" calcext:value-type="float">
            <text:p>2126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799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W*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09" calcext:value-type="float">
            <text:p>2126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799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W*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10" calcext:value-type="float">
            <text:p>2126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799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W*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11" calcext:value-type="float">
            <text:p>2126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799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W*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13" calcext:value-type="float">
            <text:p>2126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799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W*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14" calcext:value-type="float">
            <text:p>2126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4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W*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15" calcext:value-type="float">
            <text:p>2126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4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W*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16" calcext:value-type="float">
            <text:p>2126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29.94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W*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17" calcext:value-type="float">
            <text:p>2126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05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W*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18" calcext:value-type="float">
            <text:p>2126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05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0</text:p>
          </table:table-cell>
          <table:table-cell office:value-type="string" calcext:value-type="string">
            <text:p>W*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19" calcext:value-type="float">
            <text:p>2126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05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0</text:p>
          </table:table-cell>
          <table:table-cell office:value-type="string" calcext:value-type="string">
            <text:p>W*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0" calcext:value-type="float">
            <text:p>2126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2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05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0</text:p>
          </table:table-cell>
          <table:table-cell office:value-type="string" calcext:value-type="string">
            <text:p>W*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1" calcext:value-type="float">
            <text:p>2126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0</text:p>
          </table:table-cell>
          <table:table-cell office:value-type="string" calcext:value-type="string">
            <text:p>W*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2" calcext:value-type="float">
            <text:p>2126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3" calcext:value-type="float">
            <text:p>2126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4" calcext:value-type="float">
            <text:p>2126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5" calcext:value-type="float">
            <text:p>212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6" calcext:value-type="float">
            <text:p>2126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7" calcext:value-type="float">
            <text:p>2126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8" calcext:value-type="float">
            <text:p>2126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29" calcext:value-type="float">
            <text:p>2126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0" calcext:value-type="float">
            <text:p>2126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12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1" calcext:value-type="float">
            <text:p>2126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36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W*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2" calcext:value-type="float">
            <text:p>2126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36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2</text:p>
          </table:table-cell>
          <table:table-cell office:value-type="string" calcext:value-type="string">
            <text:p>W*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3" calcext:value-type="float">
            <text:p>2126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36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2</text:p>
          </table:table-cell>
          <table:table-cell office:value-type="string" calcext:value-type="string">
            <text:p>W*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4" calcext:value-type="float">
            <text:p>2126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36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2</text:p>
          </table:table-cell>
          <table:table-cell office:value-type="string" calcext:value-type="string">
            <text:p>W*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5" calcext:value-type="float">
            <text:p>2126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5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36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2</text:p>
          </table:table-cell>
          <table:table-cell office:value-type="string" calcext:value-type="string">
            <text:p>W*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6" calcext:value-type="float">
            <text:p>2126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7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63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2</text:p>
          </table:table-cell>
          <table:table-cell office:value-type="string" calcext:value-type="string">
            <text:p>W*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7" calcext:value-type="float">
            <text:p>2126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7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63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4</text:p>
          </table:table-cell>
          <table:table-cell office:value-type="string" calcext:value-type="string">
            <text:p>W*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8" calcext:value-type="float">
            <text:p>2126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7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633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4</text:p>
          </table:table-cell>
          <table:table-cell office:value-type="string" calcext:value-type="string">
            <text:p>W*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39" calcext:value-type="float">
            <text:p>2126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7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82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4</text:p>
          </table:table-cell>
          <table:table-cell office:value-type="string" calcext:value-type="string">
            <text:p>W*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0" calcext:value-type="float">
            <text:p>2126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7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82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W*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1" calcext:value-type="float">
            <text:p>2126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7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82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W*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2" calcext:value-type="float">
            <text:p>2126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7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82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W*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3" calcext:value-type="float">
            <text:p>2126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7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82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W*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4" calcext:value-type="float">
            <text:p>2126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7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82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W*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5" calcext:value-type="float">
            <text:p>2126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8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W*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6" calcext:value-type="float">
            <text:p>2126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8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W*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7" calcext:value-type="float">
            <text:p>2126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8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W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8" calcext:value-type="float">
            <text:p>2126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8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W*6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49" calcext:value-type="float">
            <text:p>2126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8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7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W*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CRMC</text:p>
          </table:table-cell>
          <table:table-cell office:value-type="float" office:value="212650" calcext:value-type="float">
            <text:p>212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730.9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230.994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-1.#IO</text:p>
          </table:table-cell>
          <table:table-cell office:value-type="float" office:value="90319" calcext:value-type="float">
            <text:p>90319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W*67</text:p>
          </table:table-cell>
          <table:table-cell table:number-columns-repeated="2"/>
        </table:table-row>
      </table:table>
      <table:table table:name="$ECAPB" table:style-name="ta1">
        <table:table-column table:style-name="co1" table:number-columns-repeated="15" table:default-cell-style-name="Default"/>
        <table:table-row table:style-name="ro4">
          <table:table-cell/>
          <table:table-cell table:style-name="ce1" office:value-type="string" calcext:value-type="string">
            <text:p>Status V = Loran-C Blink or SNR warning V = general warning flag or other navigation systems when a reliable fix is not available </text:p>
          </table:table-cell>
          <table:table-cell table:style-name="ce1" office:value-type="string" calcext:value-type="string">
            <text:p>Status V = Loran-C Cycle Lock warning flag A = OK or not used </text:p>
          </table:table-cell>
          <table:table-cell table:style-name="ce1" office:value-type="string" calcext:value-type="string">
            <text:p>Cross Track Error Magnitude </text:p>
          </table:table-cell>
          <table:table-cell table:style-name="ce1" office:value-type="string" calcext:value-type="string">
            <text:p>Direction to steer, L or R </text:p>
          </table:table-cell>
          <table:table-cell table:style-name="ce1" office:value-type="string" calcext:value-type="string">
            <text:p>Cross Track Units, N = Nautical Miles </text:p>
          </table:table-cell>
          <table:table-cell table:style-name="ce1" office:value-type="string" calcext:value-type="string">
            <text:p>Status A = Arrival Circle Entered </text:p>
          </table:table-cell>
          <table:table-cell table:style-name="ce1" office:value-type="string" calcext:value-type="string">
            <text:p>Status A = Perpendicular passed at waypoint </text:p>
          </table:table-cell>
          <table:table-cell table:style-name="ce1" office:value-type="string" calcext:value-type="string">
            <text:p>Bearing origin to destination </text:p>
          </table:table-cell>
          <table:table-cell table:style-name="ce1" office:value-type="string" calcext:value-type="string">
            <text:p>M = Magnetic, T = True </text:p>
          </table:table-cell>
          <table:table-cell table:style-name="ce1" office:value-type="string" calcext:value-type="string">
            <text:p>Destination Waypoint ID </text:p>
          </table:table-cell>
          <table:table-cell table:style-name="ce1" office:value-type="string" calcext:value-type="string">
            <text:p>Bearing, present position to Destination </text:p>
          </table:table-cell>
          <table:table-cell table:style-name="ce1" office:value-type="string" calcext:value-type="string">
            <text:p>M = Magnetic, T = True </text:p>
          </table:table-cell>
          <table:table-cell table:style-name="ce1" office:value-type="string" calcext:value-type="string">
            <text:p>Heading to steer to destination waypoint </text:p>
          </table:table-cell>
          <table:table-cell table:style-name="ce1" office:value-type="string" calcext:value-type="string">
            <text:p>M = Magnetic, T = True 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4.764</text:p>
          </table:table-cell>
          <table:table-cell office:value-type="string" calcext:value-type="string">
            <text:p>T*3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87.252</text:p>
          </table:table-cell>
          <table:table-cell office:value-type="string" calcext:value-type="string">
            <text:p>T*29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74.85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3.3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03.336</text:p>
          </table:table-cell>
          <table:table-cell office:value-type="string" calcext:value-type="string">
            <text:p>T*34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*32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*32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*32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*32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*32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*32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*32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2.227</text:p>
          </table:table-cell>
          <table:table-cell office:value-type="string" calcext:value-type="string">
            <text:p>T*32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*22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*22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*22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*22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71.784</text:p>
          </table:table-cell>
          <table:table-cell office:value-type="string" calcext:value-type="string">
            <text:p>T*22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*37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*37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*37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*37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67.800</text:p>
          </table:table-cell>
          <table:table-cell office:value-type="string" calcext:value-type="string">
            <text:p>T*37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T*2E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T*2E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T*2E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8.072</text:p>
          </table:table-cell>
          <table:table-cell office:value-type="string" calcext:value-type="string">
            <text:p>T*2E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*35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*35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*35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*35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0.965</text:p>
          </table:table-cell>
          <table:table-cell office:value-type="string" calcext:value-type="string">
            <text:p>T*35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*31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*31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*31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*31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44.352</text:p>
          </table:table-cell>
          <table:table-cell office:value-type="string" calcext:value-type="string">
            <text:p>T*31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1.739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70.00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.1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1.153</text:p>
          </table:table-cell>
          <table:table-cell office:value-type="string" calcext:value-type="string">
            <text:p>T*22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5.3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5.357</text:p>
          </table:table-cell>
          <table:table-cell office:value-type="string" calcext:value-type="string">
            <text:p>T*25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5.3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5.357</text:p>
          </table:table-cell>
          <table:table-cell office:value-type="string" calcext:value-type="string">
            <text:p>T*25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T*2E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T*2E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T*2E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8.116</text:p>
          </table:table-cell>
          <table:table-cell office:value-type="string" calcext:value-type="string">
            <text:p>T*2E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6.20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5.323</text:p>
          </table:table-cell>
          <table:table-cell office:value-type="string" calcext:value-type="string">
            <text:p>T*2D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9.0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9.07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9.0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9.07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9.0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19.075</text:p>
          </table:table-cell>
          <table:table-cell office:value-type="string" calcext:value-type="string">
            <text:p>T*2C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*2B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*2B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*2B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*2B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*2B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30.189</text:p>
          </table:table-cell>
          <table:table-cell office:value-type="string" calcext:value-type="string">
            <text:p>T*2B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*26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*26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*26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*26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58.714</text:p>
          </table:table-cell>
          <table:table-cell office:value-type="string" calcext:value-type="string">
            <text:p>T*26</text:p>
          </table:table-cell>
        </table:table-row>
        <table:table-row table:style-name="ro1">
          <table:table-cell office:value-type="string" calcext:value-type="string">
            <text:p>$ECAP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310.03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9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9.904</text:p>
          </table:table-cell>
          <table:table-cell office:value-type="string" calcext:value-type="string">
            <text:p>T*3C</text:p>
          </table:table-cell>
        </table:table-row>
      </table:table>
      <table:table table:name="$ECXTE" table:style-name="ta1">
        <table:table-column table:style-name="co1" table:number-columns-repeated="6" table:default-cell-style-name="Default"/>
        <table:table-row table:style-name="ro4">
          <table:table-cell/>
          <table:table-cell table:style-name="ce1" office:value-type="string" calcext:value-type="string">
            <text:p>Status V = Loran-C Blink or SNR warning V = general warning flag or other navigation systems when a reliable fix is not available </text:p>
          </table:table-cell>
          <table:table-cell table:style-name="ce1" office:value-type="string" calcext:value-type="string">
            <text:p>Status V = Loran-C Cycle Lock warning flag A = OK or not used </text:p>
          </table:table-cell>
          <table:table-cell table:style-name="ce1" office:value-type="string" calcext:value-type="string">
            <text:p>Cross Track Error Magnitude </text:p>
          </table:table-cell>
          <table:table-cell table:style-name="ce1" office:value-type="string" calcext:value-type="string">
            <text:p>Direction to steer, L or R </text:p>
          </table:table-cell>
          <table:table-cell table:style-name="ce1" office:value-type="string" calcext:value-type="string">
            <text:p>Cross Track Units, N = Nautical Miles 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8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8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8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8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8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8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8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8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8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8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8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8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8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D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4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4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4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4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7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7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7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7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7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*4F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8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8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3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3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3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3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0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0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0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0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0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1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6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6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6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6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6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6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B</text:p>
          </table:table-cell>
        </table:table-row>
        <table:table-row table:style-name="ro1">
          <table:table-cell office:value-type="string" calcext:value-type="string">
            <text:p>$ECXT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*56</text:p>
          </table:table-cell>
        </table:table-row>
      </table:table>
      <table:named-expressions/>
      <table:database-ranges>
        <table:database-range table:name="__Anonymous_Sheet_DB__1" table:target-range-address="'$ECRMB'.A1:'$ECRMB'.AMJ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$ECRMC'.A1:'$ECRMC'.AMJ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$ECAPB'.A1:'$ECAPB'.AMJ1048576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$ECXTE'.A1:'$ECXTE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1:57:33.289000000</meta:creation-date>
    <dc:date>2019-03-10T12:47:09.519000000</dc:date>
    <meta:editing-duration>PT49M33S</meta:editing-duration>
    <meta:editing-cycles>16</meta:editing-cycles>
    <meta:generator>LibreOffice/6.0.6.2$Windows_X86_64 LibreOffice_project/0c292870b25a325b5ed35f6b45599d2ea4458e77</meta:generator>
    <meta:document-statistic meta:table-count="5" meta:cell-count="15303" meta:object-count="0"/>
  </office:meta>
</office:document-meta>
</file>